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c9c9b6"/>
    </style:style>
    <style:style style:name="gr2" style:family="graphic" style:parent-style-name="standard">
      <style:graphic-properties svg:stroke-width="0.001cm" svg:stroke-color="#494936" draw:fill="none" draw:fill-color="#ffffff" fo:padding-top="-0.049cm" fo:padding-bottom="-0.049cm" fo:padding-left="-0.049cm" fo:padding-right="-0.049cm"/>
    </style:style>
    <style:style style:name="gr3" style:family="graphic" style:parent-style-name="standard">
      <style:graphic-properties draw:stroke="none" svg:stroke-width="0.001cm" draw:fill-color="#b7b79d"/>
    </style:style>
    <style:style style:name="gr4" style:family="graphic" style:parent-style-name="standard">
      <style:graphic-properties draw:stroke="none" svg:stroke-width="0.001cm" draw:fill-color="#7a7a5a"/>
    </style:style>
    <style:style style:name="gr5" style:family="graphic" style:parent-style-name="standard">
      <style:graphic-properties draw:stroke="none" svg:stroke-width="0.001cm" draw:fill-color="#000000"/>
    </style:style>
    <style:style style:name="gr6" style:family="graphic" style:parent-style-name="standard">
      <style:graphic-properties svg:stroke-width="0.001cm" svg:stroke-color="#000000" draw:fill="none" draw:fill-color="#ffffff" fo:padding-top="-0.049cm" fo:padding-bottom="-0.049cm" fo:padding-left="-0.049cm" fo:padding-right="-0.049cm"/>
    </style:style>
    <style:style style:name="gr7"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2.694cm" svg:y="-5cm"/>
          <draw:glue-point draw:id="5" svg:x="4.821cm" svg:y="-5cm"/>
          <draw:glue-point draw:id="6" svg:x="1.063cm" svg:y="-5cm"/>
          <draw:glue-point draw:id="7" svg:x="-5cm" svg:y="5cm"/>
          <draw:glue-point draw:id="8" svg:x="3.165cm" svg:y="5cm"/>
          <draw:glue-point draw:id="9" svg:x="-0.918cm" svg:y="5cm"/>
          <draw:glue-point draw:id="10" svg:x="5cm" svg:y="1.132cm"/>
          <draw:glue-point draw:id="11" svg:x="5cm" svg:y="2.5cm"/>
          <draw:glue-point draw:id="12" svg:x="1.305cm" svg:y="0.454cm"/>
          <draw:polygon draw:style-name="gr1" draw:layer="layout" svg:width="1.726cm" svg:height="0.19cm" svg:x="0.3cm" svg:y="1.226cm" svg:viewBox="0 0 1727 191" draw:points="0,191 203,0 1727,0 1523,191">
            <text:p/>
          </draw:polygon>
          <draw:polygon draw:style-name="gr2" draw:layer="layout" svg:width="1.726cm" svg:height="0.19cm" svg:x="0.3cm" svg:y="1.226cm" svg:viewBox="0 0 1727 191" draw:points="0,191 203,0 1727,0 1523,191">
            <text:p/>
          </draw:polygon>
          <draw:polygon draw:style-name="gr3" draw:layer="layout" svg:width="1.522cm" svg:height="0.285cm" svg:x="0.3cm" svg:y="1.417cm" svg:viewBox="0 0 1523 286" draw:points="0,0 1523,0 1523,286 0,286">
            <text:p/>
          </draw:polygon>
          <draw:polygon draw:style-name="gr2" draw:layer="layout" svg:width="1.522cm" svg:height="0.285cm" svg:x="0.3cm" svg:y="1.417cm" svg:viewBox="0 0 1523 286" draw:points="0,0 1523,0 1523,286 0,286">
            <text:p/>
          </draw:polygon>
          <draw:polygon draw:style-name="gr4" draw:layer="layout" svg:width="0.204cm" svg:height="0.476cm" svg:x="1.822cm" svg:y="1.226cm" svg:viewBox="0 0 205 477" draw:points="0,477 205,274 205,0 0,190">
            <text:p/>
          </draw:polygon>
          <draw:polygon draw:style-name="gr2" draw:layer="layout" svg:width="0.204cm" svg:height="0.476cm" svg:x="1.822cm" svg:y="1.226cm" svg:viewBox="0 0 205 477" draw:points="0,477 205,274 205,0 0,190">
            <text:p/>
          </draw:polygon>
          <draw:polygon draw:style-name="gr5" draw:layer="layout" svg:width="1.641cm" svg:height="0.154cm" svg:x="0.348cm" svg:y="1.226cm" svg:viewBox="0 0 1642 155" draw:points="0,155 155,0 1642,0 1485,155">
            <text:p/>
          </draw:polygon>
          <draw:polygon draw:style-name="gr6" draw:layer="layout" svg:width="1.641cm" svg:height="0.154cm" svg:x="0.348cm" svg:y="1.226cm" svg:viewBox="0 0 1642 155" draw:points="0,155 155,0 1642,0 1485,155">
            <text:p/>
          </draw:polygon>
          <draw:polygon draw:style-name="gr1" draw:layer="layout" svg:width="1.69cm" svg:height="0.154cm" svg:x="0.3cm" svg:y="0cm" svg:viewBox="0 0 1691 155" draw:points="0,155 167,0 1691,0 1523,155">
            <text:p/>
          </draw:polygon>
          <draw:polygon draw:style-name="gr2" draw:layer="layout" svg:width="1.69cm" svg:height="0.154cm" svg:x="0.3cm" svg:y="0cm" svg:viewBox="0 0 1691 155" draw:points="0,155 167,0 1691,0 1523,155">
            <text:p/>
          </draw:polygon>
          <draw:polygon draw:style-name="gr3" draw:layer="layout" svg:width="1.533cm" svg:height="1.202cm" svg:x="0.3cm" svg:y="0.154cm" svg:viewBox="0 0 1534 1203" draw:points="0,0 1534,0 1534,1203 0,1203">
            <text:p/>
          </draw:polygon>
          <draw:polygon draw:style-name="gr2" draw:layer="layout" svg:width="1.533cm" svg:height="1.202cm" svg:x="0.3cm" svg:y="0.154cm" svg:viewBox="0 0 1534 1203" draw:points="0,0 1534,0 1534,1203 0,1203">
            <text:p/>
          </draw:polygon>
          <draw:polygon draw:style-name="gr7" draw:layer="layout" svg:width="1.27cm" svg:height="0.928cm" svg:x="0.431cm" svg:y="0.309cm" svg:viewBox="0 0 1271 929" draw:points="0,0 1271,0 1271,929 0,929">
            <text:p/>
          </draw:polygon>
          <draw:polygon draw:style-name="gr2" draw:layer="layout" svg:width="1.27cm" svg:height="0.928cm" svg:x="0.431cm" svg:y="0.309cm" svg:viewBox="0 0 1271 929" draw:points="0,0 1271,0 1271,929 0,929">
            <text:p/>
          </draw:polygon>
          <draw:polygon draw:style-name="gr4" draw:layer="layout" svg:width="0.168cm" svg:height="1.345cm" svg:x="1.822cm" svg:y="0cm" svg:viewBox="0 0 169 1346" draw:points="0,1346 169,1179 169,0 0,154">
            <text:p/>
          </draw:polygon>
          <draw:polygon draw:style-name="gr2" draw:layer="layout" svg:width="0.168cm" svg:height="1.345cm" svg:x="1.822cm" svg:y="0cm" svg:viewBox="0 0 169 1346" draw:points="0,1346 169,1179 169,0 0,154">
            <text:p/>
          </draw:polygon>
          <draw:polygon draw:style-name="gr1" draw:layer="layout" svg:width="1.894cm" svg:height="0.297cm" svg:x="0cm" svg:y="1.643cm" svg:viewBox="0 0 1895 298" draw:points="0,298 239,0 1895,0 1654,298">
            <text:p/>
          </draw:polygon>
          <draw:polygon draw:style-name="gr2" draw:layer="layout" svg:width="1.894cm" svg:height="0.297cm" svg:x="0cm" svg:y="1.643cm" svg:viewBox="0 0 1895 298" draw:points="0,298 239,0 1895,0 1654,298">
            <text:p/>
          </draw:polygon>
          <draw:polygon draw:style-name="gr4" draw:layer="layout" svg:width="0.24cm" svg:height="0.357cm" svg:x="1.654cm" svg:y="1.643cm" svg:viewBox="0 0 241 358" draw:points="0,358 241,107 241,0 0,298">
            <text:p/>
          </draw:polygon>
          <draw:polygon draw:style-name="gr2" draw:layer="layout" svg:width="0.24cm" svg:height="0.357cm" svg:x="1.654cm" svg:y="1.643cm" svg:viewBox="0 0 241 358" draw:points="0,358 241,107 241,0 0,298">
            <text:p/>
          </draw:polygon>
          <draw:polygon draw:style-name="gr3" draw:layer="layout" svg:width="1.654cm" svg:height="0.06cm" svg:x="0cm" svg:y="1.94cm" svg:viewBox="0 0 1655 61" draw:points="0,0 1655,0 1655,61 0,61">
            <text:p/>
          </draw:polygon>
          <draw:polygon draw:style-name="gr2" draw:layer="layout" svg:width="1.654cm" svg:height="0.06cm" svg:x="0cm" svg:y="1.94cm" svg:viewBox="0 0 1655 61" draw:points="0,0 1655,0 1655,61 0,61">
            <text:p/>
          </draw:polygon>
          <draw:polygon draw:style-name="gr5" draw:layer="layout" svg:width="0.491cm" svg:height="0.285cm" svg:x="0.875cm" svg:y="0.428cm" svg:viewBox="0 0 492 286" draw:points="492,143 491,135 490,127 489,121 486,114 484,107 480,100 476,93 472,86 466,80 460,73 455,66 447,61 440,55 432,49 424,44 415,39 406,34 396,30 386,25 375,21 365,17 354,14 342,11 331,8 319,6 307,4 295,2 283,1 270,0 258,0 246,0 233,0 220,0 208,1 196,2 184,4 172,6 160,8 149,11 137,14 126,17 115,21 105,25 95,30 85,34 76,39 67,44 59,49 51,55 43,61 37,66 30,73 25,80 19,86 15,93 11,100 7,107 5,114 2,121 1,127 0,135 0,143 0,150 1,157 2,164 5,171 7,179 11,185 15,192 19,199 25,205 30,212 37,218 43,224 51,230 59,236 67,241 76,246 85,251 95,255 105,260 115,264 126,268 137,271 149,274 160,277 172,279 184,281 196,283 208,284 220,285 233,286 246,286 258,286 270,285 283,284 295,283 307,281 319,279 331,277 342,274 354,271 365,268 375,264 386,260 396,255 406,251 415,246 424,241 432,236 440,230 447,224 455,218 460,212 466,205 472,199 476,192 480,185 484,179 486,171 489,164 490,157 491,150">
            <text:p/>
          </draw:polygon>
          <draw:polygon draw:style-name="gr5" draw:layer="layout" svg:width="0.372cm" svg:height="0.285cm" svg:x="0.61cm" svg:y="0.5cm" svg:viewBox="0 0 373 286" draw:points="373,142 372,135 371,128 371,121 369,114 367,107 364,100 361,93 358,86 353,80 349,73 344,67 339,61 334,55 328,49 322,44 314,39 308,34 300,30 293,25 285,21 276,17 268,14 259,10 251,8 242,6 233,4 224,2 214,1 205,0 195,0 186,0 177,0 167,0 158,1 149,2 140,4 131,6 121,8 113,10 104,14 96,17 87,21 80,25 72,30 64,34 58,39 51,44 45,49 39,55 33,61 28,67 23,73 19,80 15,86 11,93 9,100 5,107 4,114 2,121 1,128 0,135 0,142 0,150 1,157 2,164 4,171 5,178 9,185 11,192 15,199 19,205 23,212 28,218 33,224 39,230 45,236 51,241 58,246 64,251 72,255 80,260 87,264 96,268 104,271 113,274 121,277 131,279 140,281 149,282 158,284 167,285 177,285 186,286 195,285 205,285 214,284 224,282 233,281 242,279 251,277 259,274 268,271 276,268 285,264 293,260 300,255 308,251 314,246 322,241 328,236 334,230 339,224 344,218 349,212 353,205 358,199 361,192 364,185 367,178 369,171 371,164 371,157 372,150">
            <text:p/>
          </draw:polygon>
          <draw:polygon draw:style-name="gr5" draw:layer="layout" svg:width="0.252cm" svg:height="0.226cm" svg:x="0.491cm" svg:y="0.678cm" svg:viewBox="0 0 253 227" draw:points="253,113 253,107 252,101 252,96 250,91 249,85 247,79 245,74 243,68 240,63 237,58 234,53 230,48 226,44 222,39 218,35 213,31 209,27 203,23 198,20 193,17 188,14 182,11 176,9 170,7 165,5 158,3 152,2 146,1 139,0 133,0 126,0 120,0 113,0 107,1 101,2 94,3 88,5 82,7 76,9 70,11 65,14 59,17 54,20 49,23 43,27 39,31 34,35 30,39 26,44 22,48 19,53 15,58 13,63 10,68 7,74 6,79 3,85 2,91 1,96 1,101 0,107 0,113 0,119 1,125 1,130 2,136 3,142 6,147 7,152 10,158 13,163 15,168 19,173 22,178 26,183 30,187 34,191 39,195 43,199 49,203 54,206 59,209 65,212 70,215 76,217 82,219 88,221 94,223 101,224 107,225 113,226 120,227 126,227 133,227 139,226 146,225 152,224 158,223 165,221 170,219 176,217 182,215 188,212 193,209 198,206 203,203 209,199 213,195 218,191 222,187 226,183 230,178 234,173 237,168 240,163 243,158 245,152 247,147 249,142 250,136 252,130 252,125 253,119">
            <text:p/>
          </draw:polygon>
          <draw:polygon draw:style-name="gr5" draw:layer="layout" svg:width="0.383cm" svg:height="0.25cm" svg:x="0.563cm" svg:y="0.773cm" svg:viewBox="0 0 384 251" draw:points="384,125 383,118 382,113 382,106 380,100 378,93 375,88 372,81 368,76 364,70 360,64 355,59 349,54 343,48 337,43 331,39 324,34 317,30 310,26 301,22 293,19 285,15 276,13 267,10 259,7 249,6 240,4 230,2 220,1 211,1 201,0 192,0 182,0 172,1 162,1 153,2 143,4 134,6 125,7 116,10 107,13 98,15 90,19 82,22 74,26 66,30 59,34 52,39 46,43 40,48 34,54 29,59 24,64 19,70 15,76 11,81 8,88 6,93 3,100 2,106 1,113 0,118 0,125 0,132 1,138 2,144 3,150 6,157 8,163 11,169 15,174 19,180 24,186 29,191 34,196 40,202 46,207 52,211 59,216 66,220 74,224 82,228 90,231 98,235 107,237 116,240 125,243 134,244 143,246 153,248 162,249 172,250 182,251 192,251 201,251 211,250 220,249 230,248 240,246 249,244 259,243 267,240 276,237 285,235 293,231 301,228 310,224 317,220 324,216 331,211 337,207 343,202 349,196 355,191 360,186 364,180 368,174 372,169 375,163 378,157 380,150 382,144 382,138 383,132">
            <text:p/>
          </draw:polygon>
          <draw:polygon draw:style-name="gr5" draw:layer="layout" svg:width="0.575cm" svg:height="0.297cm" svg:x="0.838cm" svg:y="0.809cm" svg:viewBox="0 0 576 298" draw:points="576,149 575,141 574,133 573,126 570,118 566,112 562,104 557,97 552,90 546,83 539,76 532,70 524,64 515,58 506,51 496,46 486,41 475,36 464,31 452,26 440,22 428,18 415,15 401,12 387,9 374,6 360,5 346,3 331,1 316,1 302,0 288,0 273,0 259,1 244,1 230,3 215,5 202,6 188,9 174,12 161,15 148,18 135,22 123,26 111,31 100,36 89,41 79,46 69,51 60,58 51,64 43,70 36,76 29,83 23,90 18,97 13,104 9,112 6,118 3,126 1,133 0,141 0,149 0,156 1,164 3,171 6,179 9,186 13,193 18,200 23,208 29,214 36,221 43,228 51,234 60,240 69,246 79,251 89,257 100,262 111,266 123,271 135,275 148,279 161,282 174,286 188,288 202,291 215,293 230,295 244,296 259,297 273,297 288,298 302,297 316,297 331,296 346,295 360,293 374,291 387,288 401,286 415,282 428,279 440,275 452,271 464,266 475,262 486,257 496,251 506,246 515,240 524,234 532,228 539,221 546,214 552,208 557,200 562,193 566,186 570,179 573,171 574,164 575,156">
            <text:p/>
          </draw:polygon>
          <draw:polygon draw:style-name="gr5" draw:layer="layout" svg:width="0.371cm" svg:height="0.213cm" svg:x="1.198cm" svg:y="0.512cm" svg:viewBox="0 0 372 214" draw:points="372,107 371,101 370,96 369,90 368,85 366,80 363,74 360,69 357,64 352,59 348,55 344,50 338,45 332,41 327,37 320,33 313,29 307,25 299,22 291,19 284,16 276,13 267,10 259,8 250,6 241,4 232,3 223,2 213,1 204,0 195,0 186,0 176,0 167,0 157,1 148,2 139,3 130,4 121,6 112,8 104,10 95,13 87,16 80,19 72,22 64,25 58,29 51,33 44,37 38,41 33,45 27,50 22,55 18,59 14,64 11,69 8,74 5,80 3,85 1,90 0,96 0,101 0,107 0,112 0,117 1,123 3,128 5,133 8,139 11,143 14,149 18,154 22,158 27,163 33,168 38,172 44,176 51,180 58,184 64,188 72,191 80,194 87,197 95,200 104,203 112,205 121,207 130,209 139,210 148,212 157,212 167,213 176,214 186,214 195,214 204,213 213,212 223,212 232,210 241,209 250,207 259,205 267,203 276,200 284,197 291,194 299,191 307,188 313,184 320,180 327,176 332,172 338,168 344,163 348,158 352,154 357,149 360,143 363,139 366,133 368,128 369,123 370,117 371,112">
            <text:p/>
          </draw:polygon>
          <draw:polygon draw:style-name="gr5" draw:layer="layout" svg:width="0.36cm" svg:height="0.214cm" svg:x="1.258cm" svg:y="0.654cm" svg:viewBox="0 0 361 215" draw:points="361,107 360,102 359,96 358,91 357,85 354,80 352,75 349,70 345,64 342,59 338,55 333,50 327,46 322,41 317,37 311,33 304,29 298,25 290,22 283,19 275,16 267,13 259,10 251,8 243,6 234,5 225,3 216,2 207,1 198,0 189,0 180,0 171,0 162,0 153,1 144,2 135,3 126,5 117,6 109,8 100,10 93,13 85,16 77,19 70,22 63,25 55,29 49,33 43,37 37,41 32,46 27,50 22,55 18,59 14,64 11,70 8,75 5,80 3,85 2,91 1,96 0,102 0,107 0,112 1,118 2,123 3,129 5,134 8,139 11,144 14,149 18,155 22,159 27,164 32,168 37,173 43,177 49,181 55,185 63,189 70,192 77,195 85,198 93,201 100,204 109,206 117,208 126,209 135,211 144,212 153,213 162,214 171,215 180,215 189,215 198,214 207,213 216,212 225,211 234,209 243,208 251,206 259,204 267,201 275,198 283,195 290,192 298,189 304,185 311,181 317,177 322,173 327,168 333,164 338,159 342,155 345,149 349,144 352,139 354,134 357,129 358,123 359,118 360,112">
            <text:p/>
          </draw:polygon>
          <draw:polygon draw:style-name="gr5" draw:layer="layout" svg:width="0.36cm" svg:height="0.357cm" svg:x="1.222cm" svg:y="0.702cm" svg:viewBox="0 0 361 358" draw:points="361,179 360,169 359,160 358,151 357,143 354,133 352,125 349,116 346,108 342,100 338,92 333,84 328,76 322,69 317,62 311,55 304,49 298,43 290,36 283,31 276,26 267,22 259,18 251,14 243,11 234,7 225,5 216,3 207,1 198,0 189,0 180,0 171,0 162,0 153,1 144,3 135,5 126,7 117,11 109,14 100,18 93,22 85,26 77,31 70,36 62,43 56,49 49,55 43,62 37,69 32,76 27,84 22,92 18,100 14,108 11,116 8,125 5,133 3,143 2,151 1,160 0,169 0,179 0,188 1,197 2,206 3,215 5,224 8,232 11,241 14,249 18,257 22,266 27,273 32,281 37,288 43,295 49,302 56,308 62,314 70,320 77,326 85,331 93,335 100,339 109,343 117,347 126,350 135,352 144,354 153,356 162,357 171,358 180,358 189,358 198,357 207,356 216,354 225,352 234,350 243,347 251,343 259,339 267,335 276,331 283,326 290,320 298,314 304,308 311,302 317,295 322,288 328,281 333,273 338,266 342,257 346,249 349,241 352,232 354,224 357,215 358,206 359,197 360,188">
            <text:p/>
          </draw:polygon>
          <draw:polygon draw:style-name="gr5" draw:layer="layout" svg:width="0.73cm" svg:height="0.357cm" svg:x="0.695cm" svg:y="0.595cm" svg:viewBox="0 0 731 358" draw:points="731,178 730,169 729,160 727,151 723,143 719,134 714,125 708,116 701,108 693,99 684,92 675,84 665,76 654,69 642,62 630,55 617,49 603,42 589,37 574,32 558,27 543,22 526,18 509,14 492,11 474,7 457,5 439,3 420,1 402,1 383,0 365,0 347,0 328,1 310,1 291,3 273,5 255,7 237,11 221,14 204,18 187,22 172,27 156,32 141,37 127,42 113,49 100,55 87,62 75,69 64,76 55,84 46,92 37,99 29,108 22,116 16,125 11,134 6,143 3,151 1,160 0,169 0,178 0,187 1,196 3,205 6,214 11,223 16,232 22,241 29,249 37,257 46,265 55,273 64,281 75,288 87,295 100,302 113,308 127,314 141,320 156,325 172,330 187,335 204,339 221,343 237,346 255,349 273,352 291,354 310,355 328,356 347,357 365,358 383,357 402,356 420,355 439,354 457,352 474,349 492,346 509,343 526,339 543,335 558,330 574,325 589,320 603,314 617,308 630,302 642,295 654,288 665,281 675,273 684,265 693,257 701,249 708,241 714,232 719,223 723,214 727,205 729,196 730,187">
            <text:p/>
          </draw:polygon>
          <draw:polygon draw:style-name="gr5" draw:layer="layout" svg:width="0.492cm" svg:height="0.143cm" svg:x="0.879cm" svg:y="0.429cm" svg:viewBox="0 0 493 144" draw:points="247,144 493,111 489,104 486,97 481,91 476,84 471,77 465,71 458,64 451,59 443,53 434,47 426,42 417,37 407,32 397,28 387,24 376,20 365,16 354,13 342,10 330,8 318,5 306,4 293,2 281,0 268,0 256,0 243,0 230,0 217,0 205,1 192,2 180,5 167,6 156,9 144,12 133,15 121,19 111,22 100,26 89,31 80,36 70,41 62,46 53,51 46,57 38,63 31,69 25,75 19,82 14,88 10,95 6,102 2,109 0,116">
            <text:p/>
          </draw:polygon>
          <draw:polyline draw:style-name="gr6" draw:layer="layout" svg:width="0.492cm" svg:height="0.116cm" svg:x="0.879cm" svg:y="0.429cm" svg:viewBox="0 0 493 117" draw:points="493,112 490,104 486,97 482,91 476,84 471,77 465,71 458,65 451,59 443,53 435,47 427,42 417,37 407,32 397,28 387,24 377,20 365,16 354,13 342,10 330,8 318,5 306,4 293,2 281,0 268,0 256,0 243,0 230,0 217,0 205,2 192,3 180,5 167,6 156,9 144,12 133,15 121,19 111,23 100,27 89,31 80,36 70,41 62,46 53,51 46,57 38,63 31,69 25,76 19,82 14,88 10,95 6,102 2,110 0,117">
            <text:p/>
          </draw:polyline>
          <draw:polygon draw:style-name="gr5" draw:layer="layout" svg:width="0.301cm" svg:height="0.167cm" svg:x="0.611cm" svg:y="0.5cm" svg:viewBox="0 0 302 168" draw:points="186,142 302,30 294,26 287,22 278,18 271,15 262,12 254,9 244,6 235,5 226,3 217,1 208,0 199,0 190,0 180,0 171,0 161,1 152,2 143,3 133,5 125,8 116,10 108,13 99,16 91,19 83,24 75,28 68,32 61,37 54,42 48,46 41,52 35,58 30,64 26,70 21,76 17,83 13,89 10,96 7,103 4,110 3,117 1,124 0,132 0,138 0,146 0,153 1,160 3,168">
            <text:p/>
          </draw:polygon>
          <draw:polyline draw:style-name="gr6" draw:layer="layout" svg:width="0.301cm" svg:height="0.166cm" svg:x="0.611cm" svg:y="0.5cm" svg:viewBox="0 0 302 167" draw:points="302,30 295,26 287,22 278,18 271,15 262,11 253,9 244,6 235,5 226,2 217,1 208,0 198,0 190,0 180,0 171,0 161,1 152,2 143,3 134,5 125,7 116,10 108,13 99,16 91,20 83,23 76,27 68,32 61,36 54,41 48,46 42,52 36,58 31,64 26,70 21,76 17,83 13,89 10,96 7,103 5,110 3,117 1,124 0,131 0,138 0,146 0,153 1,160 3,167">
            <text:p/>
          </draw:polyline>
          <draw:polygon draw:style-name="gr5" draw:layer="layout" svg:width="0.322cm" svg:height="0.135cm" svg:x="0.564cm" svg:y="0.889cm" svg:viewBox="0 0 323 136" draw:points="197,4 0,0 0,6 0,13 1,20 2,26 4,33 6,39 10,46 13,52 17,58 21,64 26,70 32,76 37,81 43,87 50,92 57,96 64,101 71,105 80,110 88,114 96,117 105,120 114,123 123,126 133,128 142,130 152,132 162,133 172,134 182,135 192,136 202,136 212,135 222,134 232,133 242,132 251,130 261,128 271,126 280,123 288,120 297,117 306,114 314,110 323,106">
            <text:p/>
          </draw:polygon>
          <draw:polyline draw:style-name="gr6" draw:layer="layout" svg:width="0.322cm" svg:height="0.135cm" svg:x="0.564cm" svg:y="0.889cm" svg:viewBox="0 0 323 136" draw:points="0,0 0,6 0,13 1,19 2,26 4,33 6,39 10,46 13,52 17,58 21,64 26,70 31,76 37,81 43,87 50,92 56,97 64,101 71,105 79,110 87,114 96,117 105,121 114,123 123,126 133,128 142,130 152,131 162,133 172,134 182,135 192,136 202,136 212,135 222,134 232,133 242,131 251,130 261,128 270,126 280,123 288,121 297,117 306,114 314,110 323,105">
            <text:p/>
          </draw:polyline>
          <draw:polygon draw:style-name="gr5" draw:layer="layout" svg:width="0.249cm" svg:height="0.141cm" svg:x="1.32cm" svg:y="0.512cm" svg:viewBox="0 0 250 142" draw:points="63,107 239,142 242,136 245,131 246,126 248,120 249,115 250,110 250,104 249,98 248,93 246,87 244,82 242,77 239,71 236,66 232,61 227,57 223,52 218,47 212,43 206,38 200,34 194,30 186,26 179,23 172,19 164,17 156,14 147,11 139,9 130,7 121,5 112,3 103,2 93,1 84,0 74,0 64,0 55,0 46,0 36,1 27,2 18,3 9,4 0,6">
            <text:p/>
          </draw:polygon>
          <draw:polyline draw:style-name="gr6" draw:layer="layout" svg:width="0.249cm" svg:height="0.141cm" svg:x="1.32cm" svg:y="0.512cm" svg:viewBox="0 0 250 142" draw:points="240,142 242,136 245,131 247,126 248,120 249,115 250,109 250,104 249,98 248,93 246,87 245,82 242,77 239,71 236,66 232,61 227,56 223,52 218,47 213,42 207,38 200,34 193,30 187,27 179,23 172,19 164,17 156,13 148,11 139,8 130,7 121,5 112,3 103,2 93,1 84,0 74,0 64,0 55,0 45,0 36,1 27,2 18,3 8,4 0,6">
            <text:p/>
          </draw:polyline>
          <draw:polygon draw:style-name="gr5" draw:layer="layout" svg:width="0.204cm" svg:height="0.116cm" svg:x="1.414cm" svg:y="0.692cm" svg:viewBox="0 0 205 117" draw:points="0,70 188,117 192,110 195,104 198,98 201,92 202,85 203,79 205,72 205,66 203,59 202,53 200,47 198,40 195,34 191,28 187,22 183,16 177,10 171,5 165,0">
            <text:p/>
          </draw:polygon>
          <draw:polyline draw:style-name="gr6" draw:layer="layout" svg:width="0.039cm" svg:height="0.116cm" svg:x="1.579cm" svg:y="0.692cm" svg:viewBox="0 0 40 117" draw:points="22,117 27,111 31,104 33,98 35,92 37,86 38,79 40,72 40,66 38,59 37,53 35,47 32,40 30,34 27,28 22,22 17,17 12,10 5,5 0,0">
            <text:p/>
          </draw:polyline>
          <draw:polygon draw:style-name="gr5" draw:layer="layout" svg:width="0.245cm" svg:height="0.239cm" svg:x="1.347cm" svg:y="0.832cm" svg:viewBox="0 0 246 240" draw:points="60,54 0,229 8,232 18,235 27,237 36,238 46,239 55,240 64,240 74,239 84,238 93,237 103,235 112,232 121,229 130,226 139,222 147,218 155,213 163,208 171,203 178,197 186,191 193,184 199,177 205,170 211,162 216,154 221,146 226,138 230,129 233,121 237,112 239,102 242,93 243,84 245,75 245,65 246,56 245,46 245,37 244,27 242,18 240,9 237,0">
            <text:p/>
          </draw:polygon>
          <draw:polyline draw:style-name="gr6" draw:layer="layout" svg:width="0.246cm" svg:height="0.239cm" svg:x="1.347cm" svg:y="0.832cm" svg:viewBox="0 0 247 240" draw:points="0,229 9,233 18,234 28,237 36,238 46,239 55,240 65,240 74,239 84,238 93,237 103,234 113,233 122,230 130,226 140,222 147,218 156,213 164,208 172,203 179,197 186,191 193,184 200,177 206,170 211,162 217,155 222,146 227,138 231,129 234,121 237,112 240,103 242,94 244,84 246,75 246,65 247,56 247,46 246,37 245,28 243,18 241,9 238,0">
            <text:p/>
          </draw:polyline>
          <draw:polygon draw:style-name="gr5" draw:layer="layout" svg:width="0.132cm" svg:height="0.225cm" svg:x="0.491cm" svg:y="0.667cm" svg:viewBox="0 0 133 226" draw:points="133,118 124,0 117,0 111,1 103,2 97,4 91,6 84,7 78,10 73,12 66,15 61,18 55,22 49,25 44,29 39,33 35,37 30,42 26,47 23,52 19,57 15,62 12,67 10,72 7,78 5,84 3,90 2,96 1,102 0,108 0,113 0,119 0,126 0,131 1,138 2,143 4,149 6,155 8,160 10,166 14,171 16,177 20,182 24,187 28,192 32,196 37,201 42,205 46,209 51,213 57,216 62,220 68,223 74,226">
            <text:p/>
          </draw:polygon>
          <draw:polyline draw:style-name="gr6" draw:layer="layout" svg:width="0.123cm" svg:height="0.225cm" svg:x="0.491cm" svg:y="0.667cm" svg:viewBox="0 0 124 226" draw:points="124,0 116,1 110,1 103,2 97,3 90,5 84,7 79,10 73,13 66,15 61,18 55,21 50,25 44,29 40,33 35,37 31,42 26,47 23,52 19,57 15,62 12,67 10,72 7,78 5,84 3,90 2,96 1,102 0,108 0,114 0,119 0,126 1,132 1,138 2,144 4,149 6,155 9,160 10,167 13,172 16,177 20,182 24,187 28,192 32,197 37,201 42,205 46,210 51,213 57,217 62,220 68,223 74,226">
            <text:p/>
          </draw:polyline>
          <draw:polygon draw:style-name="gr5" draw:layer="layout" svg:width="0.547cm" svg:height="0.131cm" svg:x="0.84cm" svg:y="0.976cm" svg:viewBox="0 0 548 132" draw:points="279,0 0,13 1,20 4,26 7,32 11,39 15,46 21,52 27,58 33,63 40,69 48,75 56,80 65,85 75,90 85,95 95,99 106,104 118,108 130,111 142,114 155,118 168,121 181,123 194,125 208,127 222,129 236,130 249,131 264,131 278,132 292,132 306,131 321,130 335,129 349,127 362,126 376,123 389,121 402,118 415,115 427,112 439,108 450,104 462,100 472,96 482,91 491,86 500,81 509,76 517,70 525,65 531,58 537,53 543,46 548,40">
            <text:p/>
          </draw:polygon>
          <draw:polyline draw:style-name="gr6" draw:layer="layout" svg:width="0.548cm" svg:height="0.117cm" svg:x="0.84cm" svg:y="0.989cm" svg:viewBox="0 0 549 118" draw:points="0,0 1,6 4,13 7,19 11,25 15,32 21,38 27,44 33,50 41,55 48,61 57,66 65,72 75,77 86,81 96,86 107,90 118,94 131,98 142,101 155,104 168,107 182,109 195,111 209,113 223,115 236,116 250,117 264,118 279,118 293,118 307,117 322,116 335,115 349,113 363,112 377,109 390,107 403,105 415,101 427,98 440,94 451,90 462,86 473,82 483,77 492,72 501,67 510,62 518,56 526,51 531,45 538,39 543,33 549,27">
            <text:p/>
          </draw:polylin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Web browser</dc:title>
    <meta:creation-date>2011-02-07T16:45:06</meta:creation-date>
    <meta:editing-duration>P0D</meta:editing-duration>
    <meta:editing-cycles>1</meta:editing-cycles>
    <meta:document-statistic meta:object-count="48"/>
    <meta:generator>OpenOffice.org/3.3$Linux OpenOffice.org_project/330m20$Build-9567</meta:generator>
  </office:meta>
</office:document-meta>
</file>